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html lang="en"&gt;</text:p>
      <text:p text:style-name="Normal">&lt;head&gt;</text:p>
      <text:p text:style-name="Normal">&lt;style&gt;</text:p>
      <text:p text:style-name="Normal">/* Write CSS Here */</text:p>
      <text:p text:style-name="Normal">* {</text:p>
      <text:p text:style-name="Normal"><text:tab/>margin: 0;</text:p>
      <text:p text:style-name="Normal"><text:tab/>padding: 0;</text:p>
      <text:p text:style-name="Normal"><text:tab/>box-sizing: border-box;</text:p>
      <text:p text:style-name="Normal">}</text:p>
      <text:p text:style-name="Normal">body {</text:p>
      <text:p text:style-name="Normal"><text:tab/>background-color: orange;</text:p>
      <text:p text:style-name="Normal"><text:tab/>display: flex;</text:p>
      <text:p text:style-name="Normal"><text:tab/>justify-content: center;</text:p>
      <text:p text:style-name="Normal"><text:tab/>align-items: center;</text:p>
      <text:p text:style-name="Normal">}</text:p>
      <text:p text:style-name="Normal">.full {</text:p>
      <text:p text:style-name="Normal"><text:tab/>width: 50%;</text:p>
      <text:p text:style-name="Normal"><text:tab/>max-width: 1000px;</text:p>
      <text:p text:style-name="Normal"><text:tab/>min-height: 100px;</text:p>
      <text:p text:style-name="Normal"><text:tab/>background-color: blue;</text:p>
      <text:p text:style-name="Normal"><text:tab/>margin: 0px;</text:p>
      <text:p text:style-name="Normal"><text:tab/>display: grid;</text:p>
      <text:p text:style-name="Normal"><text:tab/>grid-template-columns: 2fr 4fr;</text:p>
      <text:p text:style-name="Normal">}</text:p>
      <text:p text:style-name="Normal">.left {</text:p>
      <text:soft-page-break/>
      <text:p text:style-name="Normal"><text:tab/>position: initial;</text:p>
      <text:p text:style-name="Normal"><text:tab/>background-color: rgb(126, 219, 231);</text:p>
      <text:p text:style-name="Normal"><text:tab/>padding: 20px;</text:p>
      <text:p text:style-name="Normal"/>
      <text:p text:style-name="Normal">}</text:p>
      <text:p text:style-name="Normal">.right {</text:p>
      <text:p text:style-name="Normal"><text:tab/>position: initial;</text:p>
      <text:p text:style-name="Normal"><text:tab/>background-color: rgb(162, 202, 206);</text:p>
      <text:p text:style-name="Normal"><text:tab/>padding: 20px;</text:p>
      <text:p text:style-name="Normal"/>
      <text:p text:style-name="Normal">}</text:p>
      <text:p text:style-name="Normal">.image, .Contact, .Skills, .Language, .Hobbies, .title,</text:p>
      <text:p text:style-name="Normal">.Summary, .Experience, .Education, .project {</text:p>
      <text:p text:style-name="Normal"><text:tab/>margin-bottom: 30px;</text:p>
      <text:p text:style-name="Normal">}</text:p>
      <text:p text:style-name="Normal">.h2 {</text:p>
      <text:p text:style-name="Normal"><text:tab/>background-color: rgb(4, 96, 150);</text:p>
      <text:p text:style-name="Normal">}</text:p>
      <text:p text:style-name="Normal">&lt;/style&gt;</text:p>
      <text:p text:style-name="Normal">&lt;/head&gt;</text:p>
      <text:p text:style-name="Normal"><text:tab/>&lt;meta charset="UTF-8"&gt;</text:p>
      <text:p text:style-name="Normal"><text:tab/>&lt;meta http-equiv="X-UA-Compatible" content="IE=edge"&gt;</text:p>
      <text:p text:style-name="Normal"><text:tab/>&lt;meta name="viewport"</text:p>
      <text:p text:style-name="Normal"><text:tab/><text:tab/>content="width=device-width, initial-scale=1.0"&gt;</text:p>
      <text:p text:style-name="Normal"><text:tab/>&lt;link rel="stylesheet" href="resume.css"&gt;</text:p>
      <text:soft-page-break/>
      <text:p text:style-name="Normal">&lt;/head&gt;</text:p>
      <text:p text:style-name="Normal"/>
      <text:p text:style-name="Normal">&lt;body&gt;</text:p>
      <text:p text:style-name="Normal"><text:tab/>&lt;div class="full"&gt;</text:p>
      <text:p text:style-name="Normal"><text:tab/><text:tab/>&lt;div class="left"&gt;</text:p>
      <text:p text:style-name="Normal"><text:tab/><text:tab/><text:tab/>&lt;div class="image"&gt;</text:p>
      <text:p text:style-name="Normal"><text:tab/><text:tab/><text:tab/><text:tab/>&lt;img src=</text:p>
      <text:p text:style-name="Normal">"https://media.geeksforgeeks.org/wp-content/uploads/20220202083519/gfglogo.png"</text:p>
      <text:p text:style-name="Normal"><text:tab/><text:tab/><text:tab/><text:tab/><text:tab/>alt="gfg-logo"</text:p>
      <text:p text:style-name="Normal"><text:tab/><text:tab/><text:tab/><text:tab/><text:tab/>style="width:100px;height:100px;"&gt;</text:p>
      <text:p text:style-name="Normal"><text:tab/><text:tab/><text:tab/>&lt;/div&gt;</text:p>
      <text:p text:style-name="Normal"><text:tab/><text:tab/><text:tab/>&lt;div class="Contact"&gt;</text:p>
      <text:p text:style-name="Normal"><text:tab/><text:tab/><text:tab/><text:tab/>&lt;h2&gt;Contact&lt;/h2&gt;</text:p>
      <text:p text:style-name="Normal"><text:tab/><text:tab/><text:tab/><text:tab/></text:p>
      <text:p text:style-name="Normal"/>
      <text:p text:style-name="Normal">&lt;p&gt;&lt;b&gt;Email id:&lt;/b&gt;msudaisakbar434@gmail.com&lt;/p&gt;</text:p>
      <text:p text:style-name="Normal"/>
      <text:p text:style-name="Normal"/>
      <text:p text:style-name="Normal"/>
      <text:p text:style-name="Normal"><text:tab/><text:tab/><text:tab/><text:tab/></text:p>
      <text:p text:style-name="Normal"/>
      <text:p text:style-name="Normal">&lt;p&gt;&lt;b&gt;Mobile no :&lt;/b&gt;031449828884&lt;/p&gt;</text:p>
      <text:p text:style-name="Normal"/>
      <text:p text:style-name="Normal"/>
      <text:p text:style-name="Normal"><text:tab/><text:tab/><text:tab/>&lt;/div&gt;</text:p>
      <text:soft-page-break/>
      <text:p text:style-name="Normal"><text:tab/><text:tab/><text:tab/>&lt;div class="Skills"&gt;</text:p>
      <text:p text:style-name="Normal"><text:tab/><text:tab/><text:tab/><text:tab/>&lt;h2&gt;Skills&lt;/h2&gt;</text:p>
      <text:p text:style-name="Normal"><text:tab/><text:tab/><text:tab/><text:tab/>&lt;ul&gt;</text:p>
      <text:p text:style-name="Normal"><text:tab/><text:tab/><text:tab/><text:tab/><text:tab/>&lt;li&gt;&lt;b&gt;Programming Languages :</text:p>
      <text:p text:style-name="Normal"><text:tab/><text:tab/><text:tab/><text:tab/><text:tab/>Python, Java, C++&lt;/b&gt;&lt;/li&gt;</text:p>
      <text:p text:style-name="Normal"><text:tab/><text:tab/><text:tab/><text:tab/><text:tab/>&lt;li&gt;&lt;b&gt;Frontend : HTML5, CSS3,</text:p>
      <text:p text:style-name="Normal"><text:tab/><text:tab/><text:tab/><text:tab/><text:tab/>JavaScript, React&lt;/b&gt;&lt;/li&gt;</text:p>
      <text:p text:style-name="Normal"><text:tab/><text:tab/><text:tab/><text:tab/><text:tab/>&lt;li&gt;&lt;b&gt;Backend : Node.js&lt;/b&gt;&lt;/li&gt;</text:p>
      <text:p text:style-name="Normal"><text:tab/><text:tab/><text:tab/><text:tab/>&lt;/ul&gt;</text:p>
      <text:p text:style-name="Normal"><text:tab/><text:tab/><text:tab/>&lt;/div&gt;</text:p>
      <text:p text:style-name="Normal"><text:tab/><text:tab/><text:tab/>&lt;div class="Language"&gt;</text:p>
      <text:p text:style-name="Normal"><text:tab/><text:tab/><text:tab/><text:tab/>&lt;h2&gt;Language&lt;/h2&gt;</text:p>
      <text:p text:style-name="Normal"><text:tab/><text:tab/><text:tab/><text:tab/>&lt;ul&gt;</text:p>
      <text:p text:style-name="Normal"><text:tab/><text:tab/><text:tab/><text:tab/><text:tab/>&lt;li&gt;English&lt;/li&gt;</text:p>
      <text:p text:style-name="Normal"><text:tab/><text:tab/><text:tab/><text:tab/><text:tab/>&lt;li&gt;Hindi&lt;/li&gt;</text:p>
      <text:p text:style-name="Normal"><text:tab/><text:tab/><text:tab/><text:tab/><text:tab/>&lt;li&gt;Pashto&lt;/li&gt;</text:p>
      <text:p text:style-name="Normal"><text:tab/><text:tab/><text:tab/><text:tab/>&lt;/ul&gt;</text:p>
      <text:p text:style-name="Normal"><text:tab/><text:tab/><text:tab/>&lt;/div&gt;</text:p>
      <text:p text:style-name="Normal"><text:tab/><text:tab/><text:tab/>&lt;div class="Hobbies"&gt;</text:p>
      <text:p text:style-name="Normal"><text:tab/><text:tab/><text:tab/><text:tab/>&lt;h2&gt;Hobbies&lt;/h2&gt;</text:p>
      <text:p text:style-name="Normal"><text:tab/><text:tab/><text:tab/><text:tab/>&lt;ul&gt;</text:p>
      <text:p text:style-name="Normal"><text:tab/><text:tab/><text:tab/><text:tab/><text:tab/>&lt;li&gt;Playing cricket&lt;/li&gt;</text:p>
      <text:p text:style-name="Normal"><text:tab/><text:tab/><text:tab/><text:tab/><text:tab/>&lt;li&gt;Swimming&lt;/li&gt;</text:p>
      <text:p text:style-name="Normal"><text:tab/><text:tab/><text:tab/><text:tab/><text:tab/>&lt;li&gt;Playing online games&lt;/li&gt;</text:p>
      <text:p text:style-name="Normal"><text:tab/><text:tab/><text:tab/><text:tab/>&lt;/ul&gt;</text:p>
      <text:soft-page-break/>
      <text:p text:style-name="Normal"><text:tab/><text:tab/><text:tab/>&lt;/div&gt;</text:p>
      <text:p text:style-name="Normal"><text:tab/><text:tab/>&lt;/div&gt;</text:p>
      <text:p text:style-name="Normal"><text:tab/><text:tab/>&lt;div class="right"&gt;</text:p>
      <text:p text:style-name="Normal"><text:tab/><text:tab/><text:tab/>&lt;div class="name"&gt;</text:p>
      <text:p text:style-name="Normal"><text:tab/><text:tab/><text:tab/><text:tab/>&lt;h1&gt;Muhammad Sudais Akbar&lt;/h1&gt;</text:p>
      <text:p text:style-name="Normal"><text:tab/><text:tab/><text:tab/>&lt;/div&gt;</text:p>
      <text:p text:style-name="Normal"><text:tab/><text:tab/><text:tab/>&lt;div class="title"&gt;</text:p>
      <text:p text:style-name="Normal"><text:tab/><text:tab/><text:tab/><text:tab/></text:p>
      <text:p text:style-name="Normal"/>
      <text:p text:style-name="Normal">&lt;p&gt;Full Stack Developer&lt;/p&gt;</text:p>
      <text:p text:style-name="Normal"/>
      <text:p text:style-name="Normal"/>
      <text:p text:style-name="Normal"/>
      <text:p text:style-name="Normal"><text:tab/><text:tab/><text:tab/>&lt;/div&gt;</text:p>
      <text:p text:style-name="Normal"><text:tab/><text:tab/><text:tab/>&lt;div class="Summary"&gt;</text:p>
      <text:p text:style-name="Normal"><text:tab/><text:tab/><text:tab/><text:tab/>&lt;h2&gt;Summary&lt;/h2&gt;</text:p>
      <text:p text:style-name="Normal"><text:tab/><text:tab/><text:tab/><text:tab/></text:p>
      <text:p text:style-name="Normal"/>
      <text:p text:style-name="Normal">&lt;p&gt;To secure a challenging position in a</text:p>
      <text:p text:style-name="Normal"><text:tab/><text:tab/><text:tab/><text:tab/>reputable organization</text:p>
      <text:p text:style-name="Normal"><text:tab/><text:tab/><text:tab/><text:tab/><text:tab/>to expand my learning knowledge and skill</text:p>
      <text:p text:style-name="Normal"><text:tab/><text:tab/><text:tab/><text:tab/>&lt;/p&gt;</text:p>
      <text:p text:style-name="Normal"/>
      <text:p text:style-name="Normal"/>
      <text:p text:style-name="Normal"/>
      <text:soft-page-break/>
      <text:p text:style-name="Normal"><text:tab/><text:tab/><text:tab/>&lt;/div&gt;</text:p>
      <text:p text:style-name="Normal"><text:tab/><text:tab/><text:tab/>&lt;div class="Experience"&gt;</text:p>
      <text:p text:style-name="Normal"><text:tab/><text:tab/><text:tab/><text:tab/>&lt;h2&gt;Experience&lt;/h2&gt;</text:p>
      <text:p text:style-name="Normal"><text:tab/><text:tab/><text:tab/><text:tab/>&lt;h3&gt;2 years work experience at different software houses&lt;/h3&gt;</text:p>
      <text:p text:style-name="Normal"><text:tab/><text:tab/><text:tab/><text:tab/></text:p>
      <text:p text:style-name="Normal"/>
      <text:p text:style-name="Normal">&lt;p&gt;January 2021 to 2022&lt;/p&gt;</text:p>
      <text:p text:style-name="Normal"/>
      <text:p text:style-name="Normal"/>
      <text:p text:style-name="Normal"/>
      <text:p text:style-name="Normal"><text:tab/><text:tab/><text:tab/><text:tab/>&lt;ul&gt;</text:p>
      <text:p text:style-name="Normal"><text:tab/><text:tab/><text:tab/><text:tab/><text:tab/>&lt;li&gt;Actively engaged in web creative</text:p>
      <text:p text:style-name="Normal"><text:tab/><text:tab/><text:tab/><text:tab/><text:tab/>design and development.&lt;/li&gt;</text:p>
      <text:p text:style-name="Normal"><text:tab/><text:tab/><text:tab/><text:tab/><text:tab/>&lt;li&gt;Designing project &amp; planing&lt;/li&gt;</text:p>
      <text:p text:style-name="Normal"><text:tab/><text:tab/><text:tab/><text:tab/>&lt;/ul&gt;</text:p>
      <text:p text:style-name="Normal"><text:tab/><text:tab/><text:tab/><text:tab/>&lt;h3&gt;Z-Axis in PWD as a - junior web developer&lt;/h3&gt;</text:p>
      <text:p text:style-name="Normal"><text:tab/><text:tab/><text:tab/><text:tab/></text:p>
      <text:p text:style-name="Normal"/>
      <text:p text:style-name="Normal">&lt;p&gt;August 2021 to December 2021&lt;/p&gt;</text:p>
      <text:p text:style-name="Normal"/>
      <text:p text:style-name="Normal"/>
      <text:p text:style-name="Normal"/>
      <text:p text:style-name="Normal"><text:tab/><text:tab/><text:tab/><text:tab/>&lt;ul&gt;</text:p>
      <text:p text:style-name="Normal"><text:tab/><text:tab/><text:tab/><text:tab/><text:tab/>&lt;li&gt;Actively engaged in web creative</text:p>
      <text:p text:style-name="Normal"><text:tab/><text:tab/><text:tab/><text:tab/><text:tab/>design and development.&lt;/li&gt;</text:p>
      <text:soft-page-break/>
      <text:p text:style-name="Normal"><text:tab/><text:tab/><text:tab/><text:tab/><text:tab/>&lt;li&gt;Designing project &amp; planing&lt;/li&gt;</text:p>
      <text:p text:style-name="Normal"><text:tab/><text:tab/><text:tab/><text:tab/><text:tab/>&lt;li&gt;Working on designing&lt;/li&gt;</text:p>
      <text:p text:style-name="Normal"><text:tab/><text:tab/><text:tab/><text:tab/>&lt;/ul&gt;</text:p>
      <text:p text:style-name="Normal"><text:tab/><text:tab/><text:tab/>&lt;/div&gt;</text:p>
      <text:p text:style-name="Normal"><text:tab/><text:tab/><text:tab/>&lt;div class="Education"&gt;</text:p>
      <text:p text:style-name="Normal"><text:tab/><text:tab/><text:tab/><text:tab/>&lt;h2&gt;Education&lt;/h2&gt;</text:p>
      <text:p text:style-name="Normal"><text:tab/><text:tab/><text:tab/><text:tab/>&lt;table&gt;</text:p>
      <text:p text:style-name="Normal"><text:tab/><text:tab/><text:tab/><text:tab/><text:tab/>&lt;tr&gt;</text:p>
      <text:p text:style-name="Normal"><text:tab/><text:tab/><text:tab/><text:tab/><text:tab/><text:tab/>&lt;th&gt;University/college &lt;/th&gt;</text:p>
      <text:p text:style-name="Normal"><text:tab/><text:tab/><text:tab/><text:tab/><text:tab/><text:tab/>&lt;th&gt; Passing year &lt;/th&gt;</text:p>
      <text:p text:style-name="Normal"><text:tab/><text:tab/><text:tab/><text:tab/><text:tab/><text:tab/>&lt;th&gt; percentage/cgpa&lt;/th&gt;</text:p>
      <text:p text:style-name="Normal"><text:tab/><text:tab/><text:tab/><text:tab/><text:tab/>&lt;/tr&gt;</text:p>
      <text:p text:style-name="Normal"><text:tab/><text:tab/><text:tab/><text:tab/><text:tab/>&lt;tr&gt;</text:p>
      <text:p text:style-name="Normal"><text:tab/><text:tab/><text:tab/><text:tab/><text:tab/><text:tab/>&lt;td&gt; CUST&lt;/td&gt;</text:p>
      <text:p text:style-name="Normal"><text:tab/><text:tab/><text:tab/><text:tab/><text:tab/><text:tab/>&lt;td&gt; Still Studying&lt;/td&gt;</text:p>
      <text:p text:style-name="Normal"><text:tab/><text:tab/><text:tab/><text:tab/><text:tab/><text:tab/>&lt;td&gt; 3.91&lt;/td&gt;</text:p>
      <text:p text:style-name="Normal"><text:tab/><text:tab/><text:tab/><text:tab/><text:tab/>&lt;/tr&gt;</text:p>
      <text:p text:style-name="Normal"><text:tab/><text:tab/><text:tab/><text:tab/><text:tab/>&lt;tr&gt;</text:p>
      <text:p text:style-name="Normal"><text:tab/><text:tab/><text:tab/><text:tab/><text:tab/><text:tab/>&lt;td&gt;ICB&lt;/td&gt;</text:p>
      <text:p text:style-name="Normal"><text:tab/><text:tab/><text:tab/><text:tab/><text:tab/><text:tab/>&lt;td&gt;2018&lt;/td&gt;</text:p>
      <text:p text:style-name="Normal"><text:tab/><text:tab/><text:tab/><text:tab/><text:tab/><text:tab/>&lt;td&gt;97%&lt;/td&gt;</text:p>
      <text:p text:style-name="Normal"><text:tab/><text:tab/><text:tab/><text:tab/><text:tab/>&lt;/tr&gt;</text:p>
      <text:p text:style-name="Normal"><text:tab/><text:tab/><text:tab/><text:tab/>&lt;/table&gt;</text:p>
      <text:p text:style-name="Normal"><text:tab/><text:tab/><text:tab/>&lt;/div&gt;</text:p>
      <text:p text:style-name="Normal"><text:tab/><text:tab/><text:tab/>&lt;div class="project"&gt;</text:p>
      <text:soft-page-break/>
      <text:p text:style-name="Normal"><text:tab/><text:tab/><text:tab/><text:tab/>&lt;ul&gt;</text:p>
      <text:p text:style-name="Normal"><text:tab/><text:tab/><text:tab/><text:tab/><text:tab/>&lt;li&gt;</text:p>
      <text:p text:style-name="Normal"><text:tab/><text:tab/><text:tab/><text:tab/><text:tab/><text:tab/>&lt;h2&gt;Project1&lt;/h2&gt;</text:p>
      <text:p text:style-name="Normal"><text:tab/><text:tab/><text:tab/><text:tab/><text:tab/><text:tab/></text:p>
      <text:p text:style-name="Normal"/>
      <text:p text:style-name="Normal">&lt;p&gt;Tic Tac Game&lt;/p&gt;</text:p>
      <text:p text:style-name="Normal"/>
      <text:p text:style-name="Normal"/>
      <text:p text:style-name="Normal"/>
      <text:p text:style-name="Normal"><text:tab/><text:tab/><text:tab/><text:tab/><text:tab/>&lt;/li&gt;</text:p>
      <text:p text:style-name="Normal"><text:tab/><text:tab/><text:tab/><text:tab/><text:tab/>&lt;li&gt;</text:p>
      <text:p text:style-name="Normal"><text:tab/><text:tab/><text:tab/><text:tab/><text:tab/><text:tab/>&lt;h2&gt;Project2&lt;/h2&gt;</text:p>
      <text:p text:style-name="Normal"><text:tab/><text:tab/><text:tab/><text:tab/><text:tab/><text:tab/></text:p>
      <text:p text:style-name="Normal"/>
      <text:p text:style-name="Normal">&lt;p&gt;Car Parking in C++&lt;/p&gt;</text:p>
      <text:p text:style-name="Normal"/>
      <text:p text:style-name="Normal"/>
      <text:p text:style-name="Normal"/>
      <text:p text:style-name="Normal"><text:tab/><text:tab/><text:tab/><text:tab/><text:tab/>&lt;/li&gt;</text:p>
      <text:p text:style-name="Normal"><text:tab/><text:tab/><text:tab/><text:tab/>&lt;/ul&gt;</text:p>
      <text:p text:style-name="Normal"><text:tab/><text:tab/><text:tab/>&lt;/div&gt;</text:p>
      <text:p text:style-name="Normal"><text:tab/><text:tab/>&lt;/div&gt;</text:p>
      <text:p text:style-name="Normal"><text:tab/>&lt;/div&gt;</text:p>
      <text:p text:style-name="Normal">&lt;/body&gt;</text:p>
      <text:p text:style-name="Normal"/>
      <text:soft-page-break/>
      <text:p text:style-name="Normal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SE213039-MUHAMMAD SUDAIS AKBAR</meta:initial-creator>
    <dc:creator>BSE213039-MUHAMMAD SUDAIS AKBAR</dc:creator>
    <meta:creation-date>2022-10-07T17:58:00Z</meta:creation-date>
    <dc:date>2022-10-07T18:01:00Z</dc:date>
    <meta:template xlink:href="Normal" xlink:type="simple"/>
    <meta:editing-cycles>1</meta:editing-cycles>
    <meta:editing-duration>PT180S</meta:editing-duration>
    <meta:document-statistic meta:page-count="9" meta:paragraph-count="6" meta:word-count="511" meta:character-count="3418" meta:row-count="24" meta:non-whitespace-character-count="2913"/>
  </office:meta>
</office:document-meta>
</file>